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1B3A41E09.png" manifest:media-type="image/png"/>
  <manifest:file-entry manifest:full-path="Pictures/10000001000005880000032019EA90CA.png" manifest:media-type="image/png"/>
  <manifest:file-entry manifest:full-path="Pictures/10000001000005570000030468DB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text-properties style:font-name="Arial" style:text-underline-style="solid" style:text-underline-width="auto" style:text-underline-color="font-color"/>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3" style:family="paragraph" style:parent-style-name="Heading_20_2">
      <style:text-properties style:font-name="Arial"/>
    </style:style>
    <style:style style:name="P14"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4"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8" style:family="paragraph" style:parent-style-name="Text_20_body">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29" style:family="paragraph" style:parent-style-name="Text_20_body" style:list-style-name="L5">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6">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text-properties fo:font-size="11pt" style:text-underline-style="none" fo:font-weight="normal" officeooo:rsid="003bfc39" officeooo:paragraph-rsid="003bfc39" style:font-size-asian="9.60000038146973pt" style:font-weight-asian="normal" style:font-size-complex="11pt" style:font-weight-complex="normal"/>
    </style:style>
    <style:style style:name="P32" style:family="paragraph" style:parent-style-name="Heading_20_2">
      <style:text-properties officeooo:paragraph-rsid="00401009"/>
    </style:style>
    <style:style style:name="P33"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4" style:family="paragraph" style:parent-style-name="Text_20_body">
      <style:text-properties fo:font-size="11pt" style:text-underline-style="none" officeooo:rsid="0040fda9" officeooo:paragraph-rsid="0040fda9" style:font-size-asian="9.60000038146973pt" style:font-size-complex="11pt"/>
    </style:style>
    <style:style style:name="P35" style:family="paragraph" style:parent-style-name="Text_20_body">
      <style:text-properties fo:font-size="11pt" style:text-underline-style="none" officeooo:paragraph-rsid="0040fda9" style:font-size-asian="9.60000038146973pt" style:font-size-complex="11pt"/>
    </style:style>
    <style:style style:name="P36" style:family="paragraph" style:parent-style-name="Heading_20_2">
      <style:text-properties style:font-name="Arial" officeooo:rsid="0041c276" officeooo:paragraph-rsid="0041c276"/>
    </style:style>
    <style:style style:name="P37"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style:font-name="Arial"/>
    </style:style>
    <style:style style:name="T12" style:family="text">
      <style:text-properties officeooo:rsid="003fc52a"/>
    </style:style>
    <style:style style:name="T13" style:family="text">
      <style:text-properties style:font-name="Arial" officeooo:rsid="003fd55b"/>
    </style:style>
    <style:style style:name="T14" style:family="text">
      <style:text-properties style:font-name="Arial" officeooo:rsid="00401009"/>
    </style:style>
    <style:style style:name="T15" style:family="text">
      <style:text-properties style:font-name="Arial" officeooo:rsid="003fc52a"/>
    </style:style>
    <style:style style:name="T16" style:family="text">
      <style:text-properties style:font-name="Arial" officeooo:rsid="0040fda9"/>
    </style:style>
    <style:style style:name="T17" style:family="text">
      <style:text-properties style:font-name="Arial" officeooo:rsid="0041c2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3</text:a></text:p>
          <text:p text:style-name="P10"><text:a xlink:type="simple" xlink:href="#__RefHeading___Toc6709_2672875101" text:style-name="Index_20_Link" text:visited-style-name="Index_20_Link">Introduction<text:tab/>3</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9"><text:a xlink:type="simple" xlink:href="#__RefHeading___Toc6719_2672875101" text:style-name="Index_20_Link" text:visited-style-name="Index_20_Link">5. Future Enhancements and Concerns<text:tab/>7</text:a></text:p>
          <text:p text:style-name="P9"><text:a xlink:type="simple" xlink:href="#__RefHeading___Toc6721_2672875101" text:style-name="Index_20_Link" text:visited-style-name="Index_20_Link">6. Conclusion<text:tab/>7</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 text:outline-level="1"><text:bookmark-start text:name="__RefHeading___Toc6670_2672875101"/>1. <text:span text:style-name="T3">Project Overview</text:span><text:bookmark-end text:name="__RefHeading___Toc6670_2672875101"/></text:h>
      <text:p text:style-name="P12"/>
      <text:h text:style-name="P13" text:outline-level="2"><text:bookmark-start text:name="__RefHeading___Toc6707_2672875101"/>Abstract<text:bookmark-end text:name="__RefHeading___Toc6707_2672875101"/></text:h>
      <text:p text:style-name="P12"/>
      <text:p text:style-name="P14">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5"/>
      <text:p text:style-name="P16">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2"/>
      <text:p text:style-name="P14">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2"/>
      <text:h text:style-name="P11" text:outline-level="1"><text:bookmark-start text:name="__RefHeading___Toc6677_2672875101"/>2. <text:span text:style-name="T3">Core Features</text:span><text:bookmark-end text:name="__RefHeading___Toc6677_2672875101"/></text:h>
      <text:p text:style-name="P17"/>
      <text:h text:style-name="P13" text:outline-level="2"><text:bookmark-start text:name="__RefHeading___Toc6709_2672875101"/>Introduction<text:bookmark-end text:name="__RefHeading___Toc6709_2672875101"/></text:h>
      <text:p text:style-name="P17"/>
      <text:p text:style-name="P17"><text:soft-page-break/>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7"/>
      <text:h text:style-name="P13" text:outline-level="2"><text:bookmark-start text:name="__RefHeading___Toc6711_2672875101"/>Core Features<text:bookmark-end text:name="__RefHeading___Toc6711_2672875101"/></text:h>
      <text:p text:style-name="P17"/>
      <text:p text:style-name="P18">The primary functions of FitArchive are designed to track and manage workout data entered by the user, while offering easy-to-understand visualisation methods.</text:p>
      <text:p text:style-name="P18"/>
      <text:p text:style-name="P18">1. Workout logging:</text:p>
      <text:list text:style-name="L1">
        <text:list-item>
          <text:p text:style-name="P19">Users will be responsible for creating their track record for individual exercises. This consists of number of reps (repetitions), sets, weight used (optional), duration (optional), date, and more.</text:p>
        </text:list-item>
        <text:list-item>
          <text:p text:style-name="P19">This data will be stored in a plaintext CSV format, <text:span text:style-name="T9">enabling </text:span>eas<text:span text:style-name="T9">y manipulation and analysis</text:span> using the Pandas library.</text:p>
        </text:list-item>
        <text:list-item>
          <text:p text:style-name="P20">Each workout will have its own section that allows for creating notes of any kind to help the users save any important information related to each exercise.</text:p>
        </text:list-item>
      </text:list>
      <text:p text:style-name="P21">2. Progress tracking</text:p>
      <text:list text:style-name="L2">
        <text:list-item>
          <text:p text:style-name="P22">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8"><text:span text:style-name="T9">3</text:span>. Operations on workout data</text:p>
      <text:list text:style-name="L3">
        <text:list-item>
          <text:p text:style-name="P23">The application will offer different features which will be separated. The data can be viewed in an easy-to-read formatted way.</text:p>
        </text:list-item>
        <text:list-item>
          <text:p text:style-name="P23">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7"/>
      <text:p text:style-name="P21">4. Goal setting and tracking</text:p>
      <text:list text:style-name="L4">
        <text:list-item>
          <text:p text:style-name="P24">FitArchive allows users to set fitness goals, whether they are based on increasing weights, repetition, or the number of workouts per week.</text:p>
        </text:list-item>
        <text:list-item>
          <text:p text:style-name="P24">This feature enables users to monitor their progress towards their goals and make adjustments to their training regimen as needed.</text:p>
        </text:list-item>
      </text:list>
      <text:p text:style-name="P17"/>
      <text:p text:style-name="P17"/>
      <text:h text:style-name="P13" text:outline-level="2"><text:bookmark-start text:name="__RefHeading___Toc6713_2672875101"/>User Interface<text:bookmark-end text:name="__RefHeading___Toc6713_2672875101"/></text:h>
      <text:p text:style-name="P17"/>
      <text:p text:style-name="P25"><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5"/>
      <text:p text:style-name="P26">The main layout of the application is as follows:</text:p>
      <text:p text:style-name="P26"><draw:frame draw:style-name="fr1" draw:name="Image1" text:anchor-type="char" svg:width="17cm" svg:height="9.569cm" draw:z-index="0"><draw:image xlink:href="Pictures/100000010000055600000301B3A41E09.png" xlink:type="simple" xlink:show="embed" xlink:actuate="onLoad" draw:mime-type="image/png"/></draw:frame><text:soft-page-break/></text:p>
      <text:p text:style-name="P17"/>
      <text:p text:style-name="P26">A side panel on the left-hand side will provide easy access to FitArchive’s features. This is done to declutter the main screen, which will focus on displaying one function at a time, creating a clear, focused view on the current task. </text:p>
      <text:p text:style-name="P26"/>
      <text:p text:style-name="P26">The side panel can be collapsed to minimise the space it occupies on the screen, providing users with more room to focus on the main task.</text:p>
      <text:p text:style-name="P26"/>
      <text:p text:style-name="P26"><draw:frame draw:style-name="fr1" draw:name="Image2" text:anchor-type="char" svg:width="17cm" svg:height="9.599cm" draw:z-index="1"><draw:image xlink:href="Pictures/10000001000005570000030468DB35E2.png" xlink:type="simple" xlink:show="embed" xlink:actuate="onLoad" draw:mime-type="image/png"/></draw:frame></text:p>
      <text:p text:style-name="P27">Adding new entries will be simple as selecting the appropriate entries that the user wants to include. This ties into the design philosophy of simplicity. For instance, adding an exercise could be <text:soft-page-break/>kept separate from uploading exercise data to emphasise modularity and maintain clear separation of features.</text:p>
      <text:p text:style-name="P27"/>
      <text:p text:style-name="P27"><draw:frame draw:style-name="fr1" draw:name="Image3" text:anchor-type="char" svg:width="17cm" svg:height="9.603cm" draw:z-index="2"><draw:image xlink:href="Pictures/10000001000005880000032019EA90CA.png" xlink:type="simple" xlink:show="embed" xlink:actuate="onLoad" draw:mime-type="image/png"/></draw:frame></text:p>
      <text:p text:style-name="P27">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7"/>
      <text:h text:style-name="P11" text:outline-level="1"><text:bookmark-start text:name="__RefHeading___Toc6715_2672875101"/>3. <text:span text:style-name="T3">Implementation Highlights</text:span><text:bookmark-end text:name="__RefHeading___Toc6715_2672875101"/></text:h>
      <text:p text:style-name="P28"><text:span text:style-name="T11">This section highlights the technology used to deliver FitArchive and explains the reasons for their selection.</text:span></text:p>
      <text:h text:style-name="P13" text:outline-level="2"><text:bookmark-start text:name="__RefHeading___Toc6999_2672875101"/>Technology Stack<text:bookmark-end text:name="__RefHeading___Toc6999_2672875101"/></text:h>
      <text:p text:style-name="P28"><text:span text:style-name="T11">FitArchive is built using Python due to its simplicity, versatility and my existing knowledge of the language. Key technologies include:</text:span></text:p>
      <text:list text:style-name="L5">
        <text:list-item>
          <text:p text:style-name="P29"><text:span text:style-name="T11">Pandas: This powerful library was chosen for managing exercise data, as it provides tools for handling and manipulating data stored in CSV format efficiently.</text:span></text:p>
        </text:list-item>
        <text:list-item>
          <text:p text:style-name="P29"><text:span text:style-name="T11">CustomTkinter: Modern implementation of Tkinter proven useful in my past projects. It is used to build modern and clean graphical user interface (GUI), enabling a clean, user-friendly, and responsive design.</text:span></text:p>
        </text:list-item>
        <text:list-item>
          <text:p text:style-name="P29"><text:span text:style-name="T11">Matplotlib: Incorporated to generate informative visualisations like graphs and charts, providing users with a clearer view of their workout progress.</text:span></text:p>
        </text:list-item>
      </text:list>
      <text:h text:style-name="P13" text:outline-level="2"><text:bookmark-start text:name="__RefHeading___Toc7001_2672875101"/><text:soft-page-break/>Design Decisions<text:bookmark-end text:name="__RefHeading___Toc7001_2672875101"/></text:h>
      <text:list text:style-name="L6">
        <text:list-item>
          <text:p text:style-name="P30"><text:span text:style-name="T11">The use of CSV file format for storage of exercise data was chosen due to its simplicity and ease of manipulation. Furthermore, it makes exporting and importing the data straightforward.</text:span></text:p>
        </text:list-item>
        <text:list-item>
          <text:p text:style-name="P30"><text:span text:style-name="T11">CustomTkinter was selected for GUI development as it enables creating modern-looking interfaces with ease, and because I am already familiar with it and Tkinter.</text:span></text:p>
        </text:list-item>
      </text:list>
      <text:p text:style-name="P31"><text:span text:style-name="T11">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span></text:p>
      <text:h text:style-name="P11" text:outline-level="1"><text:bookmark-start text:name="__RefHeading___Toc6717_2672875101"/>4. <text:span text:style-name="T12">Project Development and Testing</text:span><text:bookmark-end text:name="__RefHeading___Toc6717_2672875101"/></text:h>
      <text:h text:style-name="P32" text:outline-level="2"><text:bookmark-start text:name="__RefHeading___Toc7151_2672875101"/>Development Workflow<text:bookmark-end text:name="__RefHeading___Toc7151_2672875101"/></text:h>
      <text:p text:style-name="P33"><text:span text:style-name="T11">The development approach for FitArchive is </text:span><text:span text:style-name="T13">an </text:span><text:span text:style-name="T11">agile </text:span><text:span text:style-name="T13">methodology, </text:span><text:span text:style-name="T14">which aligns with my past experience</text:span><text:span text:style-name="T11"> and </text:span><text:span text:style-name="T14">has proven </text:span><text:span text:style-name="T11">effective for </text:span><text:span text:style-name="T14">managing iterative development</text:span><text:span text:style-name="T11">. </text:span><text:span text:style-name="T14">This approach allows for more flexibility, enabling me to </text:span><text:span text:style-name="T11">focus on core functionalities </text:span><text:span text:style-name="T14">first and continuously improve the application based on testing and feedback.</text:span></text:p>
      <text:p text:style-name="P34"><text:span text:style-name="T15">T</text:span><text:span text:style-name="T11">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5">F</text:span><text:span text:style-name="T11">eature Prioritisation</text:span><text:bookmark-end text:name="__RefHeading___Toc7352_2672875101"/></text:h>
      <text:p text:style-name="P35"><text:span text:style-name="T15">W</text:span><text:span text:style-name="T16">hen the idea for FitArchive came to life, the main features included adding exercises and their scores, i.e. weights used, reps, dates and more. The data would then be used to compare and assess personal bests over time. </text:span><text:span text:style-name="T17">A</text:span><text:span text:style-name="T16">s the project has </text:span><text:span text:style-name="T17">progressed</text:span><text:span text:style-name="T16">, </text:span><text:span text:style-name="T17">the plan has expanded to include</text:span><text:span text:style-name="T16"> additional features, </text:span><text:span text:style-name="T17">such as </text:span><text:span text:style-name="T16">a BMI calculator and data visualisation. </text:span><text:span text:style-name="T17">Despite this, the priority remains with the original features, which I will build upon to eventually create a full fitness tracker.</text:span></text:p>
      <text:h text:style-name="P36" text:outline-level="2">Development</text:h>
      <text:p text:style-name="P37"><text:span text:style-name="T17"/></text:p>
      <text:p text:style-name="P37"><text:span text:style-name="T17"/></text:p>
      <text:p text:style-name="P37"><text:span text:style-name="T17"/></text:p>
      <text:p text:style-name="P37"><text:span text:style-name="T17"/></text:p>
      <text:h text:style-name="P11" text:outline-level="1"><text:bookmark-start text:name="__RefHeading___Toc6719_2672875101"/>5. <text:span text:style-name="T3">Future Enhancements and Concerns</text:span><text:bookmark-end text:name="__RefHeading___Toc6719_2672875101"/></text:h>
      <text:h text:style-name="P11" text:outline-level="1"><text:bookmark-start text:name="__RefHeading___Toc6721_2672875101"/>6. <text:span text:style-name="T3">Conclusion</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0T22:07:50.644000000</dc:date>
    <meta:editing-duration>PT4H38M31S</meta:editing-duration>
    <meta:editing-cycles>22</meta:editing-cycles>
    <meta:generator>LibreOffice/24.8.3.2$Windows_X86_64 LibreOffice_project/48a6bac9e7e268aeb4c3483fcf825c94556d9f92</meta:generator>
    <meta:document-statistic meta:table-count="0" meta:image-count="3" meta:object-count="0" meta:page-count="7" meta:paragraph-count="69" meta:word-count="1227" meta:character-count="7859" meta:non-whitespace-character-count="6712"/>
  </office:meta>
</office:document-meta>
</file>